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Wingdings 2" svg:font-family="'Wingdings 2'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Century Gothic" svg:font-family="'Century Gothic'" style:font-family-generic="roman" style:font-pitch="variable"/>
    <style:font-face style:name="Garamond" svg:font-family="Garamond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9.05cm" style:rel-width="100%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12.395cm" style:rel-column-width="42637*"/>
    </style:style>
    <style:style style:name="Table1.B" style:family="table-column">
      <style:table-column-properties style:column-width="6.655cm" style:rel-column-width="22897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cm" fo:border="none"/>
    </style:style>
    <style:style style:name="Table2" style:family="table">
      <style:table-properties style:width="19.05cm" style:rel-width="100%" fo:margin-left="0cm" fo:margin-top="0cm" fo:margin-bottom="0cm" table:align="left" style:writing-mode="lr-tb"/>
    </style:style>
    <style:style style:name="Table2.A" style:family="table-column">
      <style:table-column-properties style:column-width="6.514cm" style:rel-column-width="22412*"/>
    </style:style>
    <style:style style:name="Table2.B" style:family="table-column">
      <style:table-column-properties style:column-width="12.536cm" style:rel-column-width="43122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cm" fo:padding-right="0.254cm" fo:padding-top="0cm" fo:padding-bottom="0cm" fo:border="none"/>
    </style:style>
    <style:style style:name="Table3" style:family="table">
      <style:table-properties style:width="19.05cm" style:rel-width="100%" fo:margin-left="-0.191cm" fo:margin-top="0cm" fo:margin-bottom="0cm" table:align="left" style:writing-mode="lr-tb"/>
    </style:style>
    <style:style style:name="Table3.A" style:family="table-column">
      <style:table-column-properties style:column-width="4.115cm" style:rel-column-width="14155*"/>
    </style:style>
    <style:style style:name="Table3.B" style:family="table-column">
      <style:table-column-properties style:column-width="14.935cm" style:rel-column-width="51379*"/>
    </style:style>
    <style:style style:name="Table3.1" style:family="table-row">
      <style:table-row-properties style:min-row-height="1.27cm" fo:keep-together="auto"/>
    </style:style>
    <style:style style:name="Table3.A1" style:family="table-cell">
      <style:table-cell-properties fo:padding-left="0.191cm" fo:padding-right="0.191cm" fo:padding-top="0cm" fo:padding-bottom="0cm" fo:border-left="none" fo:border-right="0.5pt solid #bcb8ac" fo:border-top="0.5pt solid #bcb8ac" fo:border-bottom="0.5pt solid #bcb8ac"/>
    </style:style>
    <style:style style:name="Table3.B1" style:family="table-cell">
      <style:table-cell-properties fo:padding-left="0.254cm" fo:padding-right="0.191cm" fo:padding-top="0cm" fo:padding-bottom="0cm" fo:border-left="0.5pt solid #bcb8ac" fo:border-right="none" fo:border-top="0.5pt solid #bcb8ac" fo:border-bottom="0.5pt solid #bcb8ac"/>
    </style:style>
    <style:style style:name="Table3.6" style:family="table-row">
      <style:table-row-properties style:min-row-height="1.016cm" fo:keep-together="auto"/>
    </style:style>
    <style:style style:name="Table4" style:family="table">
      <style:table-properties style:width="19.05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6.514cm" style:rel-column-width="22412*"/>
    </style:style>
    <style:style style:name="Table4.B" style:family="table-column">
      <style:table-column-properties style:column-width="12.536cm" style:rel-column-width="43122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cm" fo:padding-right="0.254cm" fo:padding-top="0cm" fo:padding-bottom="0cm" fo:border="none"/>
    </style:style>
    <style:style style:name="P1" style:family="paragraph" style:parent-style-name="Standard">
      <style:paragraph-properties fo:margin-top="0.035cm" fo:margin-bottom="0cm" loext:contextual-spacing="false" fo:line-height="120%"/>
      <style:text-properties style:font-name="Century Gothic" fo:font-size="8pt" style:font-size-asian="8pt" style:font-size-complex="8pt"/>
    </style:style>
    <style:style style:name="P2" style:family="paragraph" style:parent-style-name="Heading_20_1">
      <style:paragraph-properties fo:keep-together="auto" fo:break-before="page" fo:keep-with-next="auto"/>
    </style:style>
    <style:style style:name="P3" style:family="paragraph" style:parent-style-name="List_20_Bullet_20_2" style:list-style-name="WWNum7"/>
    <style:style style:name="P4" style:family="paragraph" style:parent-style-name="List_20_Bullet_20_2" style:list-style-name="WWNum9"/>
    <style:style style:name="P5" style:family="paragraph" style:parent-style-name="List_20_Bullet_20_2" style:list-style-name="WWNum8"/>
    <style:style style:name="P6" style:family="paragraph" style:parent-style-name="List_20_Bullet_20_2" style:list-style-name="WWNum10"/>
    <style:style style:name="P7" style:family="paragraph" style:parent-style-name="On_20_Track" style:list-style-name="WWNum11">
      <style:paragraph-properties fo:margin-top="0.035cm" fo:margin-bottom="0cm" loext:contextual-spacing="false" fo:line-height="120%"/>
      <style:text-properties style:font-name="Century Gothic" fo:font-size="8pt" style:font-size-asian="8pt" style:font-size-complex="8pt"/>
    </style:style>
    <style:style style:name="P8" style:family="paragraph" style:parent-style-name="On_20_Track" style:list-style-name="WWNum23">
      <style:paragraph-properties fo:margin-top="0.035cm" fo:margin-bottom="0cm" loext:contextual-spacing="false" fo:line-height="120%"/>
      <style:text-properties style:font-name="Century Gothic" fo:font-size="8pt" style:font-size-asian="8pt" style:font-size-complex="8pt"/>
    </style:style>
    <style:style style:name="P9" style:family="paragraph" style:parent-style-name="At_20_Risk" style:list-style-name="WWNum24">
      <style:paragraph-properties fo:margin-top="0.035cm" fo:margin-bottom="0cm" loext:contextual-spacing="false" fo:line-height="120%"/>
      <style:text-properties style:font-name="Century Gothic" fo:font-size="8pt" style:font-size-asian="8pt" style:font-size-complex="8pt"/>
    </style:style>
    <style:style style:name="P10" style:family="paragraph" style:parent-style-name="High_20_Risk" style:list-style-name="WWNum15">
      <style:paragraph-properties fo:margin-top="0.035cm" fo:margin-bottom="0cm" loext:contextual-spacing="false" fo:line-height="120%"/>
      <style:text-properties style:font-name="Century Gothic" fo:font-size="8pt" style:font-size-asian="8pt" style:font-size-complex="8pt"/>
    </style:style>
    <style:style style:name="P11" style:family="paragraph" style:parent-style-name="High_20_Risk" style:list-style-name="WWNum25">
      <style:paragraph-properties fo:margin-top="0.035cm" fo:margin-bottom="0cm" loext:contextual-spacing="false" fo:line-height="120%"/>
      <style:text-properties style:font-name="Century Gothic" fo:font-size="8pt" style:font-size-asian="8pt" style:font-size-complex="8pt"/>
    </style:style>
    <style:style style:name="P12" style:family="paragraph" style:parent-style-name="Off_20_Track" style:list-style-name="WWNum17">
      <style:paragraph-properties fo:margin-top="0.035cm" fo:margin-bottom="0cm" loext:contextual-spacing="false" fo:line-height="120%"/>
      <style:text-properties style:font-name="Century Gothic" fo:font-size="8pt" style:font-size-asian="8pt" style:font-size-complex="8pt"/>
    </style:style>
    <style:style style:name="P13" style:family="paragraph">
      <style:paragraph-properties fo:text-align="start"/>
    </style:style>
    <style:style style:name="T1" style:family="text">
      <style:text-properties fo:text-transform="uppercase"/>
    </style:style>
    <style:style style:name="gr1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 style:data-style-name="C10107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 style:data-style-name="C36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ombobox form:name="Combo Box 1" form:control-implementation="ooo:com.sun.star.form.component.ComboBox" xml:id="control1" form:id="control1" form:dropdown="true" form:current-value="[Select]" form:value="[Select]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</form:properties>
            <form:item form:label="Choose an item."/>
            <form:item form:label="On Track"/>
            <form:item form:label="At Risk"/>
            <form:item form:label="High Risk"/>
            <form:item form:label="Off Track"/>
          </form:combobox>
          <form:date form:name="Date Field 1" form:control-implementation="ooo:com.sun.star.form.component.DateField" xml:id="control2" form:id="control2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[Select Date]"/>
              <form:property form:property-name="ObjIDinMSO" office:value-type="float" office:value="65535"/>
            </form:properties>
          </form:date>
          <form:combobox form:name="Combo Box 2" form:control-implementation="ooo:com.sun.star.form.component.ComboBox" xml:id="control3" form:id="control3" form:dropdown="true" form:current-value="[Select]" form:value="[Select]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</form:properties>
            <form:item form:label="Choose an item."/>
            <form:item form:label="Green"/>
            <form:item form:label="Yellow"/>
            <form:item form:label="Amber"/>
            <form:item form:label="Red"/>
          </form:combobox>
          <form:date form:name="Date Field 2" form:control-implementation="ooo:com.sun.star.form.component.DateField" xml:id="control4" form:id="control4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[Select Start Date]"/>
              <form:property form:property-name="ObjIDinMSO" office:value-type="float" office:value="65535"/>
            </form:properties>
          </form:date>
          <form:date form:name="Date Field 3" form:control-implementation="ooo:com.sun.star.form.component.DateField" xml:id="control5" form:id="control5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[Select End Date]"/>
              <form:property form:property-name="ObjIDinMSO" office:value-type="float" office:value="65535"/>
            </form:properties>
          </form:date>
          <form:date form:name="Date Field 4" form:control-implementation="ooo:com.sun.star.form.component.DateField" xml:id="control6" form:id="control6" form:current-value="2012-12-05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</form:properties>
          </form:date>
          <form:date form:name="Date Field 5" form:control-implementation="ooo:com.sun.star.form.component.DateField" xml:id="control7" form:id="control7" form:current-value="2012-12-21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itle"><text:bookmark text:name="_GoBack"/>Project Status Report</text:p>
          </table:table-cell>
          <table:table-cell table:style-name="Table1.A1" office:value-type="string">
            <text:p text:style-name="Subtitle">Overall Status: <draw:control text:anchor-type="as-char" draw:z-index="0" draw:style-name="gr1" draw:text-style-name="P13" svg:width="2.719cm" svg:height="0.526cm" draw:control="control1"/></text:p>
          </table:table-cell>
        </table:table-row>
      </table:table>
      <text:h text:style-name="Heading_20_1" text:outline-level="1">Project Name: [Project Name]</text:h>
      <text:p text:style-name="Date"><draw:control text:anchor-type="as-char" draw:z-index="1" draw:style-name="gr2" draw:text-style-name="P13" svg:width="2.188cm" svg:height="0.526cm" draw:control="control2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Heading_20_2" text:outline-level="2">Status Code Legend</text:h>
          </table:table-cell>
          <table:table-cell table:style-name="Table2.A1" office:value-type="string">
            <text:h text:style-name="Heading_20_2" text:outline-level="2"/>
          </table:table-cell>
        </table:table-row>
        <table:table-row table:style-name="Table2.1">
          <table:table-cell table:style-name="Table2.A1" office:value-type="string">
            <text:list xml:id="list2834964735" text:style-name="WWNum7">
              <text:list-item>
                <text:p text:style-name="P3">On Track: Project is on schedule</text:p>
              </text:list-item>
            </text:list>
          </table:table-cell>
          <table:table-cell table:style-name="Table2.A1" office:value-type="string">
            <text:list xml:id="list1705194481" text:style-name="WWNum9">
              <text:list-item>
                <text:p text:style-name="P4">High Risk: At risk, with a high risk of going off track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271864568" text:style-name="WWNum8">
              <text:list-item>
                <text:p text:style-name="P5">At Risk: Milestones missed but date intact</text:p>
              </text:list-item>
            </text:list>
          </table:table-cell>
          <table:table-cell table:style-name="Table2.A1" office:value-type="string">
            <text:list xml:id="list1212058082" text:style-name="WWNum10">
              <text:list-item>
                <text:p text:style-name="P6">Off Track: Date will be missed if action not taken</text:p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The project is<text:span text:style-name="T1"> </text:span><text:span text:style-name="T1"><draw:control text:anchor-type="as-char" draw:z-index="2" draw:style-name="gr1" draw:text-style-name="P13" svg:width="2.719cm" svg:height="0.526cm" draw:control="control3"/></text:span><text:span text:style-name="T1"> </text:span>the week of <draw:control text:anchor-type="as-char" draw:z-index="3" draw:style-name="gr3" draw:text-style-name="P13" svg:width="2.881cm" svg:height="0.526cm" draw:control="control4"/> - <draw:control text:anchor-type="as-char" draw:z-index="4" draw:style-name="gr3" draw:text-style-name="P13" svg:width="2.881cm" svg:height="0.526cm" draw:control="control5"/>, due to the following:</text:p>
          </table:table-cell>
          <table:table-cell table:style-name="Table3.B1" office:value-type="string">
            <text:list xml:id="list360960290" text:style-name="WWNum11">
              <text:list-item>
                <text:p text:style-name="P7">[To add a bullet for any status, on the Home tab, in the Styles gallery, click the name of the status of you need.]</text:p>
              </text:list-item>
            </text:list>
            <text:list xml:id="list1940555771" text:style-name="WWNum23">
              <text:list-item>
                <text:p text:style-name="P8">[To replace any placeholder text (such as this) just click it and start typing.]</text:p>
              </text:list-item>
            </text:list>
            <text:list xml:id="list3191838007" text:style-name="WWNum24">
              <text:list-item>
                <text:p text:style-name="P9">[Additional status item.]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">Issues:</text:p>
          </table:table-cell>
          <table:table-cell table:style-name="Table3.B1" office:value-type="string">
            <text:list xml:id="list153515884299363" text:continue-numbering="true" text:style-name="WWNum24">
              <text:list-item>
                <text:p text:style-name="P9">[Issue No. 1]</text:p>
              </text:list-item>
            </text:list>
            <text:list xml:id="list3032205155" text:style-name="WWNum17">
              <text:list-item>
                <text:p text:style-name="P12">[Issue No. 2]</text:p>
              </text:list-item>
            </text:list>
            <text:list xml:id="list153515601308788" text:continue-list="list153515884299363" text:style-name="WWNum24">
              <text:list-item>
                <text:p text:style-name="P9">[Issue No. 3]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">Milestones accomplished the week of <draw:control text:anchor-type="as-char" draw:z-index="5" draw:style-name="gr3" draw:text-style-name="P13" svg:width="2.881cm" svg:height="0.526cm" draw:control="control6"/> - <draw:control text:anchor-type="as-char" draw:z-index="6" draw:style-name="gr3" draw:text-style-name="P13" svg:width="2.05cm" svg:height="0.526cm" draw:control="control7"/> Date]:</text:p>
          </table:table-cell>
          <table:table-cell table:style-name="Table3.B1" office:value-type="string">
            <text:list xml:id="list153514145896403" text:continue-list="list360960290" text:style-name="WWNum11">
              <text:list-item>
                <text:p text:style-name="P7">[Milestone No. 1]</text:p>
              </text:list-item>
              <text:list-item>
                <text:p text:style-name="P7">[Milestone No. 2]</text:p>
              </text:list-item>
              <text:list-item>
                <text:p text:style-name="P7">[Milestone No. 3]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">Milestones planned this week, but not achieved with variance:</text:p>
          </table:table-cell>
          <table:table-cell table:style-name="Table3.B1" office:value-type="string">
            <text:list xml:id="list153514322618495" text:continue-list="list153515601308788" text:style-name="WWNum24">
              <text:list-item>
                <text:p text:style-name="P9">[Milestone No. 1]</text:p>
              </text:list-item>
              <text:list-item>
                <text:p text:style-name="P9">[Milestone No. 2]</text:p>
              </text:list-item>
              <text:list-item>
                <text:p text:style-name="P9">[Milestone No. 3]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">Milestones planned for next week:</text:p>
          </table:table-cell>
          <table:table-cell table:style-name="Table3.B1" office:value-type="string">
            <text:list xml:id="list2746937071" text:style-name="WWNum15">
              <text:list-item>
                <text:p text:style-name="P10">[Milestone No. 1]</text:p>
              </text:list-item>
            </text:list>
            <text:list xml:id="list1818784053" text:style-name="WWNum25">
              <text:list-item>
                <text:p text:style-name="P11">[Milestone No. 2]</text:p>
              </text:list-item>
            </text:list>
            <text:list xml:id="list153515110243415" text:continue-list="list153514322618495" text:style-name="WWNum24">
              <text:list-item>
                <text:p text:style-name="P9">[Milestone No. 3]</text:p>
              </text:list-item>
            </text:list>
          </table:table-cell>
        </table:table-row>
        <table:table-row table:style-name="Table3.6">
          <table:table-cell table:style-name="Table3.A1" office:value-type="string">
            <text:p text:style-name="P1">Areas/questions for discussion:</text:p>
          </table:table-cell>
          <table:table-cell table:style-name="Table3.B1" office:value-type="string">
            <text:p text:style-name="P1">[List/summarize topics here.]</text:p>
          </table:table-cell>
        </table:table-row>
        <table:table-row table:style-name="Table3.6">
          <table:table-cell table:style-name="Table3.A1" office:value-type="string">
            <text:p text:style-name="P1">Last week’s issues<text:line-break/>forwarded to this week:</text:p>
          </table:table-cell>
          <table:table-cell table:style-name="Table3.B1" office:value-type="string">
            <text:p text:style-name="P1">[List/summarize issues here.]</text:p>
          </table:table-cell>
        </table:table-row>
      </table:table>
      <text:h text:style-name="P2" text:outline-level="1">Contact Information</text:h>
      <text:p text:style-name="Standard">[If you want to add any important info about the contacts that follow, you can do that here. If not, just click this placeholder and press Delete to remove it.]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No_20_Spacing"><text:span text:style-name="Strong">[Client Project Manager]</text:span></text:p>
            <text:p text:style-name="No_20_Spacing">Office: [Office Phone]</text:p>
            <text:p text:style-name="No_20_Spacing">Mobile: [Cell Phone]</text:p>
            <text:p text:style-name="No_20_Spacing">Email: [Email address]</text:p>
          </table:table-cell>
          <table:table-cell table:style-name="Table4.A1" office:value-type="string">
            <text:p text:style-name="No_20_Spacing"><text:span text:style-name="Strong">[Client Project Champion]</text:span></text:p>
            <text:p text:style-name="No_20_Spacing">Office: [Office Phone]</text:p>
            <text:p text:style-name="No_20_Spacing">Mobile: [Cell Phone]</text:p>
            <text:p text:style-name="No_20_Spacing">Email: [Email address]</text:p>
          </table:table-cell>
        </table:table-row>
      </table:table>
      <text:h text:style-name="Heading_20_1" text:outline-level="1">Project Abstract</text:h>
      <text:p text:style-name="Standard">[Add a brief project summary here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Wingdings 2" svg:font-family="'Wingdings 2'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Century Gothic" svg:font-family="'Century Gothic'" style:font-family-generic="roman" style:font-pitch="variable"/>
    <style:font-face style:name="Garamond" svg:font-family="Garamond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4c483d" style:font-name="Garamond" fo:font-size="10pt" fo:language="en" fo:country="US" style:letter-kerning="true" style:font-name-asian="Segoe UI1" style:font-size-asian="10pt" style:language-asian="ja" style:country-asian="JP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4c483d" style:font-name="Garamond" fo:font-size="10pt" fo:language="en" fo:country="US" style:letter-kerning="true" style:font-name-asian="Segoe UI1" style:font-size-asian="10pt" style:language-asian="ja" style:country-asian="JP" style:font-name-complex="Tahoma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564cm" loext:contextual-spacing="false" fo:line-height="12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423cm" loext:contextual-spacing="false" fo:keep-together="always" fo:padding-left="0cm" fo:padding-right="0cm" fo:padding-top="0cm" fo:padding-bottom="0.035cm" fo:border-left="none" fo:border-right="none" fo:border-top="none" fo:border-bottom="0.51pt solid #bcb8ac" fo:keep-with-next="always"/>
      <style:text-properties fo:color="#f24f4f" style:font-name="Century Gothic" fo:font-family="'Century Gothic'" style:font-family-generic="roman" style:font-pitch="variable" fo:font-size="11pt" style:font-name-asian="Segoe UI1" style:font-family-asian="'Segoe UI'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.353cm" loext:contextual-spacing="true" fo:line-height="100%" fo:keep-together="always" fo:keep-with-next="always"/>
      <style:text-properties style:font-name="Century Gothic" fo:font-family="'Century Gothic'" style:font-family-generic="roman" style:font-pitch="variable" fo:font-size="8pt" style:font-name-asian="Segoe UI1" style:font-family-asian="'Segoe UI'" style:font-family-generic-asian="system" style:font-pitch-asian="variable" style:font-size-asian="8pt" style:font-name-complex="Tahoma" style:font-family-complex="Tahoma" style:font-family-generic-complex="system" style:font-pitch-complex="variable" style:font-size-complex="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f24f4f" style:font-name="Century Gothic" fo:font-family="'Century Gothic'" style:font-family-generic="roman" style:font-pitch="variable" fo:font-size="8pt" style:font-name-asian="Segoe UI1" style:font-family-asian="'Segoe UI'" style:font-family-generic-asian="system" style:font-pitch-asian="variable" style:font-size-asian="8pt" style:font-name-complex="Tahoma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false" fo:line-height="100%"/>
      <style:text-properties style:font-name="Century Gothic" fo:font-family="'Century Gothic'" style:font-family-generic="roman" style:font-pitch="variable" fo:font-size="28pt" style:letter-kerning="true" style:font-name-asian="Segoe UI1" style:font-family-asian="'Segoe UI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141cm" loext:contextual-spacing="true" fo:line-height="100%" fo:text-align="end" style:justify-single-word="false"/>
      <style:text-properties style:font-name="Century Gothic" fo:font-family="'Century Gothic'" style:font-family-generic="roman" style:font-pitch="variable" fo:font-size="14pt" fo:letter-spacing="0.026cm" style:font-name-asian="Segoe UI1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ate" style:family="paragraph" style:parent-style-name="Standard" style:next-style-name="Standard" style:default-outline-level="">
      <style:paragraph-properties fo:margin-top="0cm" fo:margin-bottom="1.27cm" loext:contextual-spacing="true" fo:line-height="100%"/>
      <style:text-properties style:font-name="Century Gothic" fo:font-family="'Century Gothic'" style:font-family-generic="roman" style:font-pitch="variable" fo:font-size="8pt" style:font-name-asian="Segoe UI1" style:font-family-asian="'Segoe UI'" style:font-family-generic-asian="system" style:font-pitch-asian="variable" style:font-size-asian="8pt" style:font-name-complex="Tahoma" style:font-family-complex="Tahoma" style:font-family-generic-complex="system" style:font-pitch-complex="variable" style:font-size-complex="8pt"/>
    </style:style>
    <style:style style:name="List_20_Bullet_20_2" style:display-name="List Bullet 2" style:family="paragraph" style:parent-style-name="Standard" style:default-outline-level="">
      <style:paragraph-properties fo:margin-top="0cm" fo:margin-bottom="0.106cm" loext:contextual-spacing="false" fo:line-height="100%"/>
      <style:text-properties fo:color="#9b9482" style:font-name="Century Gothic" fo:font-family="'Century Gothic'" style:font-family-generic="roman" style:font-pitch="variable" fo:font-size="7pt" style:font-name-asian="Segoe UI1" style:font-family-asian="'Segoe UI'" style:font-family-generic-asian="system" style:font-pitch-asian="variable" style:font-size-asian="7pt" style:font-name-complex="Tahoma" style:font-family-complex="Tahoma" style:font-family-generic-complex="system" style:font-pitch-complex="variable" style:font-size-complex="7pt"/>
    </style:style>
    <style:style style:name="On_20_Track" style:display-name="On Track" style:family="paragraph" style:parent-style-name="Standard" style:default-outline-level="">
      <style:paragraph-properties fo:margin-top="0cm" fo:margin-bottom="0cm" loext:contextual-spacing="false" fo:line-height="120%"/>
      <style:text-properties style:font-name="Century Gothic" fo:font-family="'Century Gothic'" style:font-family-generic="roman" style:font-pitch="variable" fo:font-size="8pt" style:font-name-asian="Segoe UI1" style:font-family-asian="'Segoe UI'" style:font-family-generic-asian="system" style:font-pitch-asian="variable" style:font-size-asian="8pt" style:font-name-complex="Tahoma" style:font-family-complex="Tahoma" style:font-family-generic-complex="system" style:font-pitch-complex="variable" style:font-size-complex="8pt"/>
    </style:style>
    <style:style style:name="At_20_Risk" style:display-name="At Risk" style:family="paragraph" style:parent-style-name="On_20_Track" style:default-outline-level=""/>
    <style:style style:name="High_20_Risk" style:display-name="High Risk" style:family="paragraph" style:parent-style-name="On_20_Track" style:default-outline-level=""/>
    <style:style style:name="Off_20_Track" style:display-name="Off Track" style:family="paragraph" style:parent-style-name="On_20_Track" style:default-outline-level=""/>
    <style:style style:name="No_20_Spacing" style:display-name="No Spacing" style:family="paragraph" style:default-outline-level="">
      <style:paragraph-properties fo:margin-top="0cm" fo:margin-bottom="0cm" loext:contextual-spacing="false" fo:line-height="120%" fo:text-align="start" style:justify-single-word="false" fo:orphans="2" fo:widows="2" style:writing-mode="lr-tb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  <style:text-properties fo:text-transform="uppercase" fo:color="#f24f4f" style:font-name="Century Gothic" fo:font-family="'Century Gothic'" style:font-family-generic="roman" style:font-pitch="variable" fo:font-size="8pt" style:font-name-asian="Segoe UI1" style:font-family-asian="'Segoe UI'" style:font-family-generic-asian="system" style:font-pitch-asian="variable" style:font-size-asian="8pt" style:font-name-complex="Tahoma" style:font-family-complex="Tahoma" style:font-family-generic-complex="system" style:font-pitch-complex="variable" style:font-size-complex="8pt"/>
    </style:style>
    <style:style style:name="List_20_Bullet" style:display-name="List Bullet" style:family="paragraph" style:parent-style-name="Standard" style:default-outline-level="">
      <style:paragraph-properties fo:margin-top="0cm" fo:margin-bottom="0.564cm" loext:contextual-spacing="tru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entury Gothic" fo:font-family="'Century Gothic'" style:font-family-generic="roman" style:font-pitch="variable" fo:font-size="28pt" style:letter-kerning="true" style:font-name-asian="Segoe UI1" style:font-family-asian="'Segoe UI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style:font-name="Century Gothic" fo:font-family="'Century Gothic'" style:font-family-generic="roman" style:font-pitch="variable" fo:font-size="14pt" fo:letter-spacing="0.026cm" style:font-name-asian="Segoe UI1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f24f4f" style:font-name="Century Gothic" fo:font-family="'Century Gothic'" style:font-family-generic="roman" style:font-pitch="variable" fo:font-size="11pt" style:font-name-asian="Segoe UI1" style:font-family-asian="'Segoe UI'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/>
    </style:style>
    <style:style style:name="Date_20_Char" style:display-name="Date Char" style:family="text" style:parent-style-name="Default_20_Paragraph_20_Font">
      <style:text-properties style:font-name="Century Gothic" fo:font-family="'Century Gothic'" style:font-family-generic="roman" style:font-pitch="variable" fo:font-size="8pt" style:font-name-asian="Segoe UI1" style:font-family-asian="'Segoe UI'" style:font-family-generic-asian="system" style:font-pitch-asian="variable" style:font-size-asian="8pt" style:font-name-complex="Tahoma" style:font-family-complex="Tahoma" style:font-family-generic-complex="system" style:font-pitch-complex="variable" style:font-size-complex="8pt"/>
    </style:style>
    <style:style style:name="Heading_20_2_20_Char" style:display-name="Heading 2 Char" style:family="text" style:parent-style-name="Default_20_Paragraph_20_Font">
      <style:text-properties style:font-name="Century Gothic" fo:font-family="'Century Gothic'" style:font-family-generic="roman" style:font-pitch="variable" fo:font-size="8pt" style:font-name-asian="Segoe UI1" style:font-family-asian="'Segoe UI'" style:font-family-generic-asian="system" style:font-pitch-asian="variable" style:font-size-asian="8pt" style:font-name-complex="Tahoma" style:font-family-complex="Tahoma" style:font-family-generic-complex="system" style:font-pitch-complex="variable" style:font-size-complex="8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>
      <style:text-properties fo:text-transform="uppercase" fo:color="#f24f4f" style:font-name="Century Gothic" fo:font-family="'Century Gothic'" style:font-family-generic="roman" style:font-pitch="variable" fo:font-size="8pt" style:font-name-asian="Segoe UI1" style:font-family-asian="'Segoe UI'" style:font-family-generic-asian="system" style:font-pitch-asian="variable" style:font-size-asian="8pt" style:font-name-complex="Tahoma" style:font-family-complex="Tahoma" style:font-family-generic-complex="system" style:font-pitch-complex="variable" style:font-size-complex="8pt"/>
    </style:style>
    <style:style style:name="Emphasis" style:family="text" style:parent-style-name="Default_20_Paragraph_20_Font">
      <style:text-properties fo:text-transform="uppercase"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f24f4f" style:font-name="Century Gothic" fo:font-family="'Century Gothic'" style:font-family-generic="roman" style:font-pitch="variable" fo:font-size="8pt" style:font-name-asian="Segoe UI1" style:font-family-asian="'Segoe UI'" style:font-family-generic-asian="system" style:font-pitch-asian="variable" style:font-size-asian="8pt" style:font-name-complex="Tahoma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8dbb70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fo:color="#f0bb44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color="#f8943f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fo:color="#f24f4f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fo:color="#8dbb70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fo:color="#8dbb70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color="#f0bb44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fo:color="#f0bb44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fo:color="#f8943f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fo:color="#f8943f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fo:color="#f24f4f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fo:color="#f24f4f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color="#8dbb70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fo:color="#8dbb70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fo:color="#8dbb70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fo:color="#8dbb70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fo:color="#8dbb70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fo:color="#f0bb44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fo:color="#f8943f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" text:bullet-char="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  <style:text-properties style:font-name="Wingdings 2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" text:bullet-char="">
        <style:list-level-properties text:list-level-position-and-space-mode="label-alignment">
          <style:list-level-label-alignment text:label-followed-by="listtab" fo:text-indent="-0.508cm" fo:margin-left="0.508cm"/>
        </style:list-level-properties>
        <style:text-properties style:font-name="Wingdings 2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" text:bullet-char="">
        <style:list-level-properties text:list-level-position-and-space-mode="label-alignment">
          <style:list-level-label-alignment text:label-followed-by="listtab" fo:text-indent="-0.508cm" fo:margin-left="0.508cm"/>
        </style:list-level-properties>
        <style:text-properties style:font-name="Wingdings 2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" text:bullet-char="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" text:bullet-char="">
        <style:list-level-properties text:list-level-position-and-space-mode="label-alignment">
          <style:list-level-label-alignment text:label-followed-by="listtab" fo:text-indent="-0.508cm" fo:margin-left="0.508cm"/>
        </style:list-level-properties>
        <style:text-properties style:font-name="Wingdings 2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" text:bullet-char="">
        <style:list-level-properties text:list-level-position-and-space-mode="label-alignment">
          <style:list-level-label-alignment text:label-followed-by="listtab" fo:text-indent="-0.508cm" fo:margin-left="0.508cm"/>
        </style:list-level-properties>
        <style:text-properties style:font-name="Wingdings 2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" style:num-suffix="" text:bullet-char="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  <style:text-properties style:font-name="Wingdings 2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8" style:num-suffix="" text:bullet-char="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  <style:text-properties style:font-name="Wingdings 2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2" style:num-suffix="" text:bullet-char="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  <style:text-properties style:font-name="Wingdings 2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6" style:num-suffix="" text:bullet-char="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  <style:text-properties style:font-name="Wingdings 2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0" style:num-suffix="" text:bullet-char="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  <style:text-properties style:font-name="Wingdings 2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4" style:num-suffix="" text:bullet-char="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style:font-name="Wingdings 2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8" style:num-suffix="" text:bullet-char="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  <style:text-properties style:font-name="Wingdings 2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32" style:num-suffix="" text:bullet-char="">
        <style:list-level-properties text:list-level-position-and-space-mode="label-alignment">
          <style:list-level-label-alignment text:label-followed-by="listtab" fo:text-indent="-0.508cm" fo:margin-left="0.508cm"/>
        </style:list-level-properties>
        <style:text-properties style:font-name="Wingdings 2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6" style:num-suffix="" text:bullet-char="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  <style:text-properties style:font-name="Wingdings 2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40" style:num-suffix="" text:bullet-char="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style:font-name="Wingdings 2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4" style:num-suffix="" text:bullet-char="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  <style:text-properties style:font-name="Wingdings 2"/>
      </text:list-level-style-bullet>
      <text:list-level-style-bullet text:level="2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48" style:num-suffix="" text:bullet-char="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style:font-name="Wingdings 2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52" style:num-suffix="" text:bullet-char="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  <style:text-properties style:font-name="Wingdings 2"/>
      </text:list-level-style-bullet>
      <text:list-level-style-bullet text:level="2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56" style:num-suffix="" text:bullet-char="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  <style:text-properties style:font-name="Wingdings 2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60" style:num-suffix="" text:bullet-char="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style:font-name="Wingdings 2"/>
      </text:list-level-style-bullet>
      <text:list-level-style-bullet text:level="2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4" style:num-suffix="" text:bullet-char="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style:font-name="Wingdings 2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68" style:num-suffix="" text:bullet-char="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style:font-name="Wingdings 2"/>
      </text:list-level-style-bullet>
      <text:list-level-style-bullet text:level="2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72" style:num-suffix="" text:bullet-char="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  <style:text-properties style:font-name="Wingdings 2"/>
      </text:list-level-style-bullet>
      <text:list-level-style-bullet text:level="2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76" style:num-suffix="" text:bullet-char="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style:font-name="Wingdings 2"/>
      </text:list-level-style-bullet>
      <text:list-level-style-bullet text:level="2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05cm" fo:margin-bottom="1.27cm" fo:margin-left="1.27cm" fo:margin-right="1.27cm" style:writing-mode="lr-tb" style:layout-grid-color="#c0c0c0" style:layout-grid-lines="3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54cm" fo:margin-left="0cm" fo:margin-right="0cm" fo:margin-top="2.439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[Company Name]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viathan</meta:initial-creator>
    <dc:creator>leviathan</dc:creator>
    <meta:editing-cycles>1</meta:editing-cycles>
    <meta:print-date>2012-12-03T18:15:00</meta:print-date>
    <meta:creation-date>2017-07-03T07:18:00</meta:creation-date>
    <dc:date>2017-07-03T07:19:00</dc:date>
    <meta:editing-duration>P0D</meta:editing-duration>
    <meta:generator>LibreOffice/5.3.4.2$Windows_X86_64 LibreOffice_project/f82d347ccc0be322489bf7da61d7e4ad13fe2ff3</meta:generator>
    <meta:document-statistic meta:table-count="4" meta:image-count="0" meta:object-count="0" meta:page-count="2" meta:paragraph-count="46" meta:word-count="260" meta:character-count="1448" meta:non-whitespace-character-count="12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39786279991</meta:user-defined>
    <meta:template xlink:type="simple" xlink:actuate="onRequest" xlink:title="Project status report (Red design).dotx" xlink:href=""/>
  </office:meta>
</office:document-meta>
</file>